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/>
    </style:style>
    <style:style style:name="P6" style:family="paragraph">
      <style:text-properties style:font-name="Arial Black1"/>
    </style:style>
    <style:style style:name="P7" style:family="paragraph">
      <style:text-properties style:font-name="Arial Black"/>
    </style:style>
    <style:style style:name="P8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style:style style:name="T2" style:family="text">
      <style:text-properties fo:color="#ffffff" style:font-name="Arial Black1" fo:font-size="60pt" fo:font-weight="bold"/>
    </style:style>
    <style:style style:name="T3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 narodzenia Pana</text:span><text:span text:style-name="T1"><text:line-break/></text:span><text:span text:style-name="T1">dzień dziś wesoły,</text:span><text:span text:style-name="T1"><text:line-break/></text:span><text:span text:style-name="T1">Wyśpiewują chwałę</text:span><text:span text:style-name="T1"><text:line-break/></text:span><text:span text:style-name="T1">Bogu żywioł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Radość ludzi</text:span><text:span text:style-name="T2"><text:line-break/></text:span><text:span text:style-name="T2">wszędy słynie,</text:span><text:span text:style-name="T2"><text:line-break/></text:span><text:span text:style-name="T2">Anioł budzi</text:span><text:span text:style-name="T2"><text:line-break/></text:span><text:span text:style-name="T2">przy dolinie</text:span><text:span text:style-name="T2"><text:line-break/></text:span><text:span text:style-name="T2">Pasterzy, co paśli</text:span><text:span text:style-name="T2"><text:line-break/></text:span><text:span text:style-name="T2">pod borem woł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Wypada wśród nocy</text:span><text:span text:style-name="T2"><text:line-break/></text:span><text:span text:style-name="T2">ogień z obłoku!</text:span><text:span text:style-name="T2"><text:line-break/></text:span><text:span text:style-name="T2">Dumają pasterze</text:span><text:span text:style-name="T2"><text:line-break/></text:span><text:span text:style-name="T2">przy tym wido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Każdy pyta,</text:span><text:span text:style-name="T2"><text:line-break/></text:span><text:span text:style-name="T2">co się dzieje,</text:span><text:span text:style-name="T2"><text:line-break/></text:span><text:span text:style-name="T2">Czy nie świta,</text:span><text:span text:style-name="T2"><text:line-break/></text:span><text:span text:style-name="T2">czy nie dnieje,</text:span><text:span text:style-name="T2"><text:line-break/></text:span><text:span text:style-name="T2">Skąd tu łuna bije,</text:span><text:span text:style-name="T2"><text:line-break/></text:span><text:span text:style-name="T2">tak miła oku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6"><text:span text:style-name="T3">Ale gdy anielskie</text:span><text:span text:style-name="T3"><text:line-break/></text:span><text:span text:style-name="T3">głosy słyszeli,</text:span><text:span text:style-name="T3"><text:line-break/></text:span><text:span text:style-name="T3">Zaraz do Betlejem prosto bieże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6"><text:span text:style-name="T3">Tam witali</text:span><text:span text:style-name="T3"><text:line-break/></text:span><text:span text:style-name="T3">w żłobie Pana,</text:span><text:span text:style-name="T3"><text:line-break/></text:span><text:span text:style-name="T3">Poklękali na kolana</text:span><text:span text:style-name="T3"><text:line-break/></text:span><text:span text:style-name="T3">I oddali dary,</text:span><text:span text:style-name="T3"><text:line-break/></text:span><text:span text:style-name="T3">co z sobą wzię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0cm" svg:y="0cm" presentation:class="title" presentation:user-transformed="true">
          <draw:text-box>
            <text:p text:style-name="P7"><text:span text:style-name="T4">I my z pastuszkami</text:span><text:span text:style-name="T4"><text:line-break/></text:span><text:span text:style-name="T4">dziś się radujmy,</text:span><text:span text:style-name="T4"><text:line-break/></text:span><text:span text:style-name="T4">Chwałę z aniołami</text:span><text:span text:style-name="T4"><text:line-break/></text:span><text:span text:style-name="T4">wraz wyśpiewujmy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6"><text:span text:style-name="T3">Bo ten Jezus,</text:span><text:span text:style-name="T3"><text:line-break/></text:span><text:span text:style-name="T3">z nieba dany,</text:span><text:span text:style-name="T3"><text:line-break/></text:span><text:span text:style-name="T3">Weźmie nas</text:span><text:span text:style-name="T3"><text:line-break/></text:span><text:span text:style-name="T3">między niebiany,</text:span><text:span text:style-name="T3"><text:line-break/></text:span><text:span text:style-name="T3">Tylko Go z całego</text:span><text:span text:style-name="T3"><text:line-break/></text:span><text:span text:style-name="T3">serca miłujmy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name-asian="F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6:26:21</meta:creation-date>
    <dc:date>2014-01-06T22:44:54.388000000</dc:date>
    <dc:language>pl-PL</dc:language>
    <meta:editing-cycles>18</meta:editing-cycles>
    <meta:editing-duration>PT13M58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